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63cm" fo:min-width="0.78cm"/>
    </style:style>
    <style:style style:name="gr2" style:family="graphic" style:parent-style-name="objectwithoutfill">
      <style:graphic-properties draw:marker-start="" draw:marker-end="Arrow" draw:marker-end-width="0.203cm" draw:fill="none" draw:textarea-vertical-align="bottom"/>
    </style:style>
    <style:style style:name="gr3" style:family="graphic" style:parent-style-name="objectwithoutfill">
      <style:graphic-properties draw:marker-end="Arrow" draw:marker-end-width="0.203cm" draw:fill="none" draw:textarea-vertical-align="bottom"/>
    </style:style>
    <style:style style:name="gr4" style:family="graphic" style:parent-style-name="objectwithoutfill">
      <style:graphic-properties svg:stroke-color="#ff00ff" draw:marker-end="Arrow" draw:marker-end-width="0.203cm" draw:fill="none" draw:textarea-vertical-align="bottom"/>
    </style:style>
    <style:style style:name="gr5" style:family="graphic" style:parent-style-name="objectwithoutfill">
      <style:graphic-properties svg:stroke-color="#6600ff" draw:marker-start="Arrow" draw:marker-end="" draw:marker-end-width="0.3cm" draw:fill="none" draw:textarea-vertical-align="bottom"/>
    </style:style>
    <style:style style:name="gr6" style:family="graphic" style:parent-style-name="objectwithoutfill">
      <style:graphic-properties draw:marker-start="Arrow" draw:marker-end="" draw:marker-end-width="0.3cm" draw:fill="none" draw:textarea-vertical-align="botto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197cm" fo:min-width="1.653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198cm" fo:min-width="1.654cm"/>
    </style:style>
    <style:style style:name="gr9" style:family="graphic" style:parent-style-name="standard">
      <style:graphic-properties svg:stroke-color="#ff00ff" draw:fill="none" draw:textarea-horizontal-align="justify" draw:textarea-vertical-align="middle" draw:auto-grow-height="false" fo:min-height="0.197cm" fo:min-width="1.653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196cm" fo:min-width="2.556cm"/>
    </style:style>
    <style:style style:name="gr11" style:family="graphic" style:parent-style-name="standard">
      <style:graphic-properties svg:stroke-color="#6600ff" draw:fill="none" draw:textarea-horizontal-align="justify" draw:textarea-vertical-align="middle" draw:auto-grow-height="false" fo:min-height="0.197cm" fo:min-width="1.653cm"/>
    </style:style>
    <style:style style:name="gr1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62cm" fo:min-width="0.78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196cm" fo:min-width="1.654cm"/>
    </style:style>
    <style:style style:name="gr14" style:family="graphic" style:parent-style-name="standard">
      <style:graphic-properties svg:stroke-color="#ff00ff" draw:fill="none" draw:textarea-horizontal-align="justify" draw:textarea-vertical-align="middle" draw:auto-grow-height="false" fo:min-height="0.196cm" fo:min-width="1.654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197cm" fo:min-width="2.556cm"/>
    </style:style>
    <style:style style:name="gr1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62cm" fo:min-width="0.778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197cm" fo:min-width="1.65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198cm" fo:min-width="1.655cm"/>
    </style:style>
    <style:style style:name="gr19" style:family="graphic" style:parent-style-name="standard">
      <style:graphic-properties svg:stroke-color="#ff00ff" draw:fill="none" draw:textarea-horizontal-align="justify" draw:textarea-vertical-align="middle" draw:auto-grow-height="false" fo:min-height="0.199cm" fo:min-width="1.655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195cm" fo:min-width="2.556cm"/>
    </style:style>
    <style:style style:name="gr21" style:family="graphic" style:parent-style-name="standard">
      <style:graphic-properties svg:stroke-color="#6600ff" draw:fill="none" draw:textarea-horizontal-align="justify" draw:textarea-vertical-align="middle" draw:auto-grow-height="false" fo:min-height="0.197cm" fo:min-width="1.655cm"/>
    </style:style>
    <style:style style:name="gr2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64cm" fo:min-width="0.78cm"/>
    </style:style>
    <style:style style:name="gr23" style:family="graphic" style:parent-style-name="objectwithoutfill">
      <style:graphic-properties svg:stroke-color="#000000" draw:marker-end="Arrow" draw:marker-end-width="0.203cm" draw:fill="none" draw:textarea-vertical-align="botto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197cm" fo:min-width="1.654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196cm" fo:min-width="1.653cm"/>
    </style:style>
    <style:style style:name="gr26" style:family="graphic" style:parent-style-name="standard">
      <style:graphic-properties draw:stroke="dash" draw:stroke-dash="Fine_20_Dashed" svg:stroke-color="#111111" draw:fill="none" draw:textarea-horizontal-align="justify" draw:textarea-vertical-align="middle" draw:auto-grow-height="false" fo:min-height="13.212cm" fo:min-width="7.374cm"/>
    </style:style>
    <style:style style:name="P1" style:family="paragraph">
      <style:paragraph-properties fo:text-align="center"/>
      <style:text-properties fo:font-size="8pt"/>
    </style:style>
    <style:style style:name="P2" style:family="paragraph">
      <loext:graphic-properties draw:fill="none" draw:fill-color="#ffffff"/>
      <style:paragraph-properties fo:text-align="center"/>
      <style:text-properties fo:font-size="8pt"/>
    </style:style>
    <style:style style:name="P3" style:family="paragraph">
      <style:paragraph-properties fo:margin-left="0cm" fo:margin-right="0cm" fo:margin-top="0.864cm" fo:margin-bottom="0cm" fo:text-align="center" fo:text-indent="0cm" style:writing-mode="lr-tb">
        <style:tab-stops/>
      </style:paragraph-properties>
      <style:text-properties fo:font-size="8pt"/>
    </style:style>
    <style:style style:name="P4" style:family="paragraph">
      <loext:graphic-properties draw:fill="none"/>
      <style:paragraph-properties fo:margin-left="0cm" fo:margin-right="0cm" fo:margin-top="0.864cm" fo:margin-bottom="0cm" fo:text-align="center" fo:text-indent="0cm" style:writing-mode="lr-tb">
        <style:tab-stops/>
      </style:paragraph-properties>
      <style:text-properties fo:font-size="8pt"/>
    </style:style>
    <style:style style:name="P5" style:family="paragraph">
      <style:paragraph-properties fo:margin-left="0cm" fo:margin-right="0cm" fo:margin-top="0cm" fo:margin-bottom="0cm" fo:text-align="start" fo:text-indent="0cm"/>
      <style:text-properties fo:font-size="8pt"/>
    </style:style>
    <style:style style:name="P6" style:family="paragraph">
      <loext:graphic-properties draw:fill="none"/>
      <style:paragraph-properties fo:margin-left="0cm" fo:margin-right="0cm" fo:margin-top="0cm" fo:margin-bottom="0cm" fo:text-align="start" fo:text-indent="0cm"/>
      <style:text-properties fo:font-size="8pt"/>
    </style:style>
    <style:style style:name="P7" style:family="paragraph">
      <style:paragraph-properties fo:margin-left="0cm" fo:margin-right="0cm" fo:margin-top="0cm" fo:margin-bottom="0cm" fo:text-align="start" fo:text-indent="0cm"/>
      <style:text-properties fo:color="#000000" fo:font-size="8pt"/>
    </style:style>
    <style:style style:name="P8" style:family="paragraph">
      <loext:graphic-properties draw:fill="none"/>
      <style:paragraph-properties fo:margin-left="0cm" fo:margin-right="0cm" fo:margin-top="0cm" fo:margin-bottom="0cm" fo:text-align="start" fo:text-indent="0cm"/>
      <style:text-properties fo:color="#000000" fo:font-size="8pt"/>
    </style:style>
    <style:style style:name="P9" style:family="paragraph">
      <style:paragraph-properties fo:margin-left="0cm" fo:margin-right="0cm" fo:margin-top="0cm" fo:margin-bottom="0cm" fo:text-align="end" fo:text-indent="0cm"/>
      <style:text-properties fo:font-size="8pt"/>
    </style:style>
    <style:style style:name="P10" style:family="paragraph">
      <loext:graphic-properties draw:fill="none"/>
      <style:paragraph-properties fo:margin-left="0cm" fo:margin-right="0cm" fo:margin-top="0cm" fo:margin-bottom="0cm" fo:text-align="end" fo:text-indent="0cm"/>
      <style:text-properties fo:font-size="8pt"/>
    </style:style>
    <style:style style:name="P11" style:family="paragraph">
      <loext:graphic-properties draw:fill="none"/>
      <style:paragraph-properties fo:text-align="center"/>
      <style:text-properties fo:font-size="8pt"/>
    </style:style>
    <style:style style:name="P12" style:family="paragraph">
      <style:paragraph-properties fo:text-align="center"/>
      <style:text-properties fo:color="#000000" fo:font-size="8pt"/>
    </style:style>
    <style:style style:name="P13" style:family="paragraph">
      <loext:graphic-properties draw:fill="none"/>
      <style:paragraph-properties fo:text-align="center"/>
      <style:text-properties fo:color="#000000" fo:font-size="8pt"/>
    </style:style>
    <style:style style:name="P14" style:family="paragraph">
      <loext:graphic-properties draw:fill="none"/>
      <style:paragraph-properties fo:text-align="center"/>
      <style:text-properties fo:color="#0000ff" fo:font-size="8pt"/>
    </style:style>
    <style:style style:name="P15" style:family="paragraph">
      <style:paragraph-properties fo:margin-left="0cm" fo:margin-right="0cm" fo:margin-top="0.864cm" fo:margin-bottom="0cm" fo:text-align="start" fo:text-indent="0cm" style:writing-mode="lr-tb">
        <style:tab-stops/>
      </style:paragraph-properties>
      <style:text-properties fo:font-size="8pt"/>
    </style:style>
    <style:style style:name="P1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808cm" svg:height="1.291cm" svg:x="3.019cm" svg:y="1.846cm">
          <text:p text:style-name="P1">event105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3.963cm" svg:y1="1.905cm" svg:x2="3.937cm" svg:y2="0.635cm">
          <text:p text:style-name="P3">type</text:p>
        </draw:line>
        <draw:line draw:style-name="gr3" draw:text-style-name="P6" draw:layer="layout" svg:x1="4.548cm" svg:y1="2.045cm" svg:x2="5.59cm" svg:y2="1.301cm">
          <text:p text:style-name="P5">object</text:p>
        </draw:line>
        <draw:line draw:style-name="gr4" draw:text-style-name="P8" draw:layer="layout" svg:x1="4.548cm" svg:y1="2.938cm" svg:x2="5.798cm" svg:y2="3.831cm">
          <text:p text:style-name="P7">location</text:p>
        </draw:line>
        <draw:line draw:style-name="gr3" draw:text-style-name="P6" draw:layer="layout" svg:x1="3.923cm" svg:y1="3.137cm" svg:x2="3.923cm" svg:y2="5.715cm">
          <text:p text:style-name="P5">with_implement</text:p>
        </draw:line>
        <draw:line draw:style-name="gr5" draw:text-style-name="P10" draw:layer="layout" svg:x1="2.464cm" svg:y1="3.534cm" svg:x2="3.298cm" svg:y2="2.938cm">
          <text:p text:style-name="P9">year</text:p>
        </draw:line>
        <draw:line draw:style-name="gr6" draw:text-style-name="P10" draw:layer="layout" svg:x1="1.981cm" svg:y1="1.147cm" svg:x2="3.298cm" svg:y2="2.045cm">
          <text:p text:style-name="P9">subject</text:p>
        </draw:line>
        <draw:custom-shape draw:style-name="gr7" draw:text-style-name="P11" draw:layer="layout" svg:width="2.153cm" svg:height="0.447cm" svg:x="2.921cm" svg:y="0.254cm">
          <text:p text:style-name="P1">discover_ev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154cm" svg:height="0.448cm" svg:x="5.59cm" svg:y="1.002cm">
          <text:p text:style-name="P1">lysithea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.153cm" svg:height="0.447cm" svg:x="0.254cm" svg:y="0.689cm">
          <text:p text:style-name="P1">nicholson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2.153cm" svg:height="0.447cm" svg:x="5.313cm" svg:y="3.831cm">
          <text:p text:style-name="P12">mt_wilson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056cm" svg:height="0.446cm" svg:x="2.339cm" svg:y="5.715cm">
          <text:p text:style-name="P1">hooker_telescope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153cm" svg:height="0.447cm" svg:x="1.214cm" svg:y="3.534cm">
          <text:p text:style-name="P1">1938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808cm" svg:height="1.29cm" svg:x="10.722cm" svg:y="1.857cm">
          <text:p text:style-name="P1">event105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11.626cm" svg:y1="1.857cm" svg:x2="11.601cm" svg:y2="0.635cm">
          <text:p text:style-name="P15">type</text:p>
        </draw:line>
        <draw:line draw:style-name="gr3" draw:text-style-name="P6" draw:layer="layout" svg:x1="12.252cm" svg:y1="2.056cm" svg:x2="13.462cm" svg:y2="1.193cm">
          <text:p text:style-name="P5">object</text:p>
        </draw:line>
        <draw:line draw:style-name="gr4" draw:text-style-name="P8" draw:layer="layout" svg:x1="12.252cm" svg:y1="2.949cm" svg:x2="13.502cm" svg:y2="3.842cm">
          <text:p text:style-name="P7">location</text:p>
        </draw:line>
        <draw:line draw:style-name="gr3" draw:text-style-name="P6" draw:layer="layout" svg:x1="11.626cm" svg:y1="3.148cm" svg:x2="11.684cm" svg:y2="5.715cm">
          <text:p text:style-name="P5">with_implement</text:p>
        </draw:line>
        <draw:line draw:style-name="gr6" draw:text-style-name="P10" draw:layer="layout" svg:x1="10.167cm" svg:y1="3.545cm" svg:x2="11.001cm" svg:y2="2.949cm">
          <text:p text:style-name="P9">year</text:p>
        </draw:line>
        <draw:line draw:style-name="gr6" draw:text-style-name="P10" draw:layer="layout" svg:x1="9.684cm" svg:y1="1.157cm" svg:x2="11.001cm" svg:y2="2.055cm">
          <text:p text:style-name="P9">subject</text:p>
        </draw:line>
        <draw:custom-shape draw:style-name="gr13" draw:text-style-name="P11" draw:layer="layout" svg:width="2.154cm" svg:height="0.446cm" svg:x="10.584cm" svg:y="0.189cm">
          <text:p text:style-name="P1">discover_ev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.153cm" svg:height="0.447cm" svg:x="13.462cm" svg:y="1.013cm">
          <text:p text:style-name="P1">ananke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154cm" svg:height="0.446cm" svg:x="7.957cm" svg:y="0.701cm">
          <text:p text:style-name="P1">nicholson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154cm" svg:height="0.446cm" svg:x="13.016cm" svg:y="3.843cm">
          <text:p text:style-name="P12">mt_wilson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3.056cm" svg:height="0.447cm" svg:x="10.043cm" svg:y="5.715cm">
          <text:p text:style-name="P1">hooker_telescope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.153cm" svg:height="0.447cm" svg:x="8.918cm" svg:y="3.545cm">
          <text:p text:style-name="P1">1951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806cm" svg:height="1.29cm" svg:x="3.146cm" svg:y="8.44cm">
          <text:p text:style-name="P1">event105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4.049cm" svg:y1="8.439cm" svg:x2="4.024cm" svg:y2="7.239cm">
          <text:p text:style-name="P3">type</text:p>
        </draw:line>
        <draw:line draw:style-name="gr3" draw:text-style-name="P6" draw:layer="layout" svg:x1="4.674cm" svg:y1="8.638cm" svg:x2="5.716cm" svg:y2="7.894cm">
          <text:p text:style-name="P5">object</text:p>
        </draw:line>
        <draw:line draw:style-name="gr4" draw:text-style-name="P8" draw:layer="layout" svg:x1="4.674cm" svg:y1="9.532cm" svg:x2="5.924cm" svg:y2="10.425cm">
          <text:p text:style-name="P7">location</text:p>
        </draw:line>
        <draw:line draw:style-name="gr3" draw:text-style-name="P6" draw:layer="layout" svg:x1="4.049cm" svg:y1="9.73cm" svg:x2="4.064cm" svg:y2="12.319cm">
          <text:p text:style-name="P5">with_implement</text:p>
        </draw:line>
        <draw:line draw:style-name="gr5" draw:text-style-name="P10" draw:layer="layout" svg:x1="2.59cm" svg:y1="10.128cm" svg:x2="3.424cm" svg:y2="9.532cm">
          <text:p text:style-name="P9">year</text:p>
        </draw:line>
        <draw:line draw:style-name="gr6" draw:text-style-name="P10" draw:layer="layout" svg:x1="2.107cm" svg:y1="7.74cm" svg:x2="3.424cm" svg:y2="8.638cm">
          <text:p text:style-name="P9">subject</text:p>
        </draw:line>
        <draw:custom-shape draw:style-name="gr17" draw:text-style-name="P11" draw:layer="layout" svg:width="2.155cm" svg:height="0.447cm" svg:x="3.006cm" svg:y="6.792cm">
          <text:p text:style-name="P1">discover_ev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155cm" svg:height="0.448cm" svg:x="5.715cm" svg:y="7.595cm">
          <text:p text:style-name="P1">carme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.153cm" svg:height="0.447cm" svg:x="0.381cm" svg:y="7.282cm">
          <text:p text:style-name="P1">nicholson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2.155cm" svg:height="0.449cm" svg:x="5.438cm" svg:y="10.424cm">
          <text:p text:style-name="P12">mt_wilson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3.056cm" svg:height="0.445cm" svg:x="2.466cm" svg:y="12.255cm">
          <text:p text:style-name="P1">hooker_telescope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2.155cm" svg:height="0.447cm" svg:x="1.339cm" svg:y="10.127cm">
          <text:p text:style-name="P1">1938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.808cm" svg:height="1.292cm" svg:x="11.023cm" svg:y="8.692cm">
          <text:p text:style-name="P1">event105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11.927cm" svg:y1="8.692cm" svg:x2="11.902cm" svg:y2="7.493cm">
          <text:p text:style-name="P3">type</text:p>
        </draw:line>
        <draw:line draw:style-name="gr3" draw:text-style-name="P6" draw:layer="layout" svg:x1="12.552cm" svg:y1="8.891cm" svg:x2="13.798cm" svg:y2="8.001cm">
          <text:p text:style-name="P5">object</text:p>
        </draw:line>
        <draw:line draw:style-name="gr23" draw:text-style-name="P8" draw:layer="layout" svg:x1="12.552cm" svg:y1="9.784cm" svg:x2="13.802cm" svg:y2="10.677cm">
          <text:p text:style-name="P7">location</text:p>
        </draw:line>
        <draw:line draw:style-name="gr3" draw:text-style-name="P6" draw:layer="layout" svg:x1="11.927cm" svg:y1="9.983cm" svg:x2="11.927cm" svg:y2="12.573cm">
          <text:p text:style-name="P5">with_implement</text:p>
        </draw:line>
        <draw:line draw:style-name="gr6" draw:text-style-name="P10" draw:layer="layout" svg:x1="10.287cm" svg:y1="10.509cm" svg:x2="11.302cm" svg:y2="9.784cm">
          <text:p text:style-name="P9">year</text:p>
        </draw:line>
        <draw:line draw:style-name="gr6" draw:text-style-name="P10" draw:layer="layout" svg:x1="9.985cm" svg:y1="7.992cm" svg:x2="11.302cm" svg:y2="8.89cm">
          <text:p text:style-name="P9">subject</text:p>
        </draw:line>
        <draw:custom-shape draw:style-name="gr13" draw:text-style-name="P11" draw:layer="layout" svg:width="2.154cm" svg:height="0.446cm" svg:x="10.885cm" svg:y="7.112cm">
          <text:p text:style-name="P1">discover_ev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.153cm" svg:height="0.447cm" svg:x="13.762cm" svg:y="7.681cm">
          <text:p text:style-name="P1">carme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.154cm" svg:height="0.447cm" svg:x="8.258cm" svg:y="7.535cm">
          <text:p text:style-name="P1">nicholson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2.153cm" svg:height="0.446cm" svg:x="13.318cm" svg:y="10.678cm">
          <text:p text:style-name="P12">mt_hamilton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3.056cm" svg:height="0.447cm" svg:x="10.344cm" svg:y="12.573cm">
          <text:p text:style-name="P1">refractor_telescope_2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2.155cm" svg:height="0.447cm" svg:x="9.122cm" svg:y="10.475cm">
          <text:p text:style-name="P1">1914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874cm" svg:height="13.462cm" svg:x="0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926cm" fo:page-height="13.4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3T23:30:09.392146144</meta:creation-date>
    <dc:date>2016-12-14T12:30:19.881826166</dc:date>
    <meta:editing-duration>PT12H29M38S</meta:editing-duration>
    <meta:editing-cycles>4</meta:editing-cycles>
    <meta:generator>LibreOffice/5.2.3.3$Linux_X86_64 LibreOffice_project/20m0$Build-3</meta:generator>
    <meta:document-statistic meta:object-count="53"/>
  </office:meta>
</office:document-meta>
</file>